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bee3d3" draw:textarea-horizontal-align="justify" draw:textarea-vertical-align="middle" draw:auto-grow-height="false" fo:min-height="1.02cm" fo:min-width="0.89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color="#bee3d3" draw:textarea-horizontal-align="justify" draw:textarea-vertical-align="middle" draw:auto-grow-height="false" fo:min-height="3.56cm" fo:min-width="1.024cm"/>
    </style:style>
    <style:style style:name="gr4" style:family="graphic" style:parent-style-name="standard">
      <style:graphic-properties draw:stroke="none" svg:stroke-color="#000000" draw:fill="none" draw:fill-color="#ffffff" draw:textarea-horizontal-align="left" draw:auto-grow-height="true" draw:auto-grow-width="false" fo:min-height="3.941cm" fo:min-width="0cm"/>
    </style:style>
    <style:style style:name="gr5" style:family="graphic" style:parent-style-name="standard">
      <style:graphic-properties draw:fill-color="#bee3d3" draw:textarea-horizontal-align="justify" draw:textarea-vertical-align="top" draw:auto-grow-height="false" fo:min-height="2.798cm" fo:min-width="3.691cm"/>
    </style:style>
    <style:style style:name="gr6" style:family="graphic" style:parent-style-name="standard">
      <style:graphic-properties draw:fill-color="#bee3d3" draw:textarea-horizontal-align="justify" draw:textarea-vertical-align="middle" draw:auto-grow-height="false" fo:min-height="1.974cm" fo:min-width="1.762cm" fo:wrap-option="no-wrap"/>
    </style:style>
    <style:style style:name="P1" style:family="paragraph">
      <style:paragraph-properties fo:text-align="center"/>
      <style:text-properties style:font-name="Roboto"/>
    </style:style>
    <style:style style:name="P2" style:family="paragraph">
      <loext:graphic-properties draw:fill-color="#bee3d3"/>
      <style:paragraph-properties fo:text-align="center"/>
      <style:text-properties style:font-name="Roboto"/>
    </style:style>
    <style:style style:name="P3" style:family="paragraph">
      <style:text-properties style:font-name="Roboto" fo:font-weight="bold"/>
    </style:style>
    <style:style style:name="P4" style:family="paragraph">
      <loext:graphic-properties draw:fill="none" draw:fill-color="#ffffff"/>
      <style:text-properties style:font-name="Roboto" fo:font-weight="bold"/>
    </style:style>
    <style:style style:name="P5" style:family="paragraph">
      <style:text-properties fo:font-weight="bold"/>
    </style:style>
    <style:style style:name="P6" style:family="paragraph">
      <loext:graphic-properties draw:fill="none" draw:fill-color="#ffffff"/>
      <style:text-properties fo:font-weight="bold"/>
    </style:style>
    <style:style style:name="P7" style:family="paragraph">
      <loext:graphic-properties draw:fill-color="#bee3d3"/>
      <style:paragraph-properties fo:text-align="center"/>
    </style:style>
    <style:style style:name="T1" style:family="text">
      <style:text-properties style:font-name="Robot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397cm" svg:height="1.27cm" svg:x="2.27cm" svg:y="6.207cm">
          <text:p text:style-name="P1">5</text:p>
          <draw:enhanced-geometry svg:viewBox="0 0 21600 21600" draw:type="rectangle" draw:enhanced-path="M 0 0 L 21600 0 21600 21600 0 21600 0 0 Z N"/>
        </draw:custom-shape>
        <draw:frame draw:style-name="gr2" draw:text-style-name="P4" draw:layer="layout" svg:width="2.377cm" svg:height="2.768cm" svg:x="1.889cm" svg:y="10.017cm">
          <draw:text-box>
            <text:p text:style-name="P3">Scalar</text:p>
            <text:p text:style-name="P3"/>
            <text:p text:style-name="P3">Zero D</text:p>
          </draw:text-box>
        </draw:frame>
        <draw:custom-shape draw:style-name="gr3" draw:text-style-name="P2" draw:layer="layout" svg:width="1.524cm" svg:height="3.81cm" svg:x="5.953cm" svg:y="4.683cm">
          <text:p text:style-name="P1">1</text:p>
          <text:p text:style-name="P1">2</text:p>
          <text:p text:style-name="P1">3</text:p>
          <text:p text:style-name="P1">4</text:p>
          <draw:enhanced-geometry svg:viewBox="0 0 21600 21600" draw:type="rectangle" draw:enhanced-path="M 0 0 L 21600 0 21600 21600 0 21600 0 0 Z N"/>
        </draw:custom-shape>
        <draw:frame draw:style-name="gr4" draw:text-style-name="P4" draw:layer="layout" svg:width="2.665cm" svg:height="4.446cm" svg:x="5.826cm" svg:y="10.017cm">
          <draw:text-box>
            <text:p text:style-name="P3">Vector</text:p>
            <text:p text:style-name="P3"/>
            <text:p text:style-name="P3">1 Dim</text:p>
            <text:p text:style-name="P3"/>
            <text:p text:style-name="P3">X[2] = 3</text:p>
          </draw:text-box>
        </draw:frame>
        <draw:custom-shape draw:style-name="gr5" draw:text-style-name="P2" draw:layer="layout" svg:width="4.191cm" svg:height="3.048cm" svg:x="9.89cm" svg:y="5.572cm">
          <text:p text:style-name="P1">1 <text:s text:c="2"/>2 <text:s text:c="3"/>3 <text:s text:c="3"/>4</text:p>
          <text:p text:style-name="P1">5 <text:s text:c="3"/>6 <text:s text:c="3"/>7 <text:s text:c="3"/>8</text:p>
          <text:p text:style-name="P1">9 <text:s/>10 <text:s/>11 <text:s/>12</text:p>
          <text:p text:style-name="P1"/>
          <draw:enhanced-geometry svg:viewBox="0 0 21600 21600" draw:type="rectangle" draw:enhanced-path="M 0 0 L 21600 0 21600 21600 0 21600 0 0 Z N"/>
        </draw:custom-shape>
        <draw:frame draw:style-name="gr2" draw:text-style-name="P4" draw:layer="layout" svg:width="3.186cm" svg:height="4.446cm" svg:x="10.652cm" svg:y="9.889cm">
          <draw:text-box>
            <text:p text:style-name="P3">Matrix</text:p>
            <text:p text:style-name="P3"/>
            <text:p text:style-name="P3">2 Dim</text:p>
            <text:p text:style-name="P3"/>
            <text:p text:style-name="P3">X[1,3] = 7</text:p>
          </draw:text-box>
        </draw:frame>
        <draw:custom-shape draw:style-name="gr5" draw:text-style-name="P2" draw:layer="layout" svg:width="4.191cm" svg:height="3.048cm" svg:x="17.764cm" svg:y="4.175cm">
          <text:p text:style-name="P1"/>
          <text:p text:style-name="P1"/>
          <draw:enhanced-geometry svg:viewBox="0 0 21600 21600" draw:type="rectangle" draw:enhanced-path="M 0 0 L 21600 0 21600 21600 0 21600 0 0 Z N"/>
        </draw:custom-shape>
        <draw:custom-shape draw:style-name="gr5" draw:text-style-name="P2" draw:layer="layout" svg:width="4.191cm" svg:height="3.048cm" svg:x="17.129cm" svg:y="4.937cm">
          <text:p text:style-name="P1"/>
          <text:p text:style-name="P1"/>
          <draw:enhanced-geometry svg:viewBox="0 0 21600 21600" draw:type="rectangle" draw:enhanced-path="M 0 0 L 21600 0 21600 21600 0 21600 0 0 Z N"/>
        </draw:custom-shape>
        <draw:custom-shape draw:style-name="gr5" draw:text-style-name="P2" draw:layer="layout" svg:width="4.191cm" svg:height="3.048cm" svg:x="16.367cm" svg:y="5.826cm">
          <text:p text:style-name="P1">1 <text:s text:c="2"/>2 <text:s text:c="3"/>3 <text:s text:c="3"/>4</text:p>
          <text:p text:style-name="P1">5 <text:s text:c="3"/>6 <text:s text:c="3"/>7 <text:s text:c="3"/>8</text:p>
          <text:p text:style-name="P1">9 <text:s/>10 <text:s/>11 <text:s/>12</text:p>
          <text:p text:style-name="P1"/>
          <draw:enhanced-geometry svg:viewBox="0 0 21600 21600" draw:type="rectangle" draw:enhanced-path="M 0 0 L 21600 0 21600 21600 0 21600 0 0 Z N"/>
        </draw:custom-shape>
        <draw:frame draw:style-name="gr2" draw:text-style-name="P6" draw:layer="layout" svg:width="3.838cm" svg:height="3.934cm" svg:x="16.367cm" svg:y="9.89cm">
          <draw:text-box>
            <text:p text:style-name="P5"><text:span text:style-name="T1">3</text:span>D array</text:p>
            <text:p text:style-name="P5"/>
            <text:p text:style-name="P5">3 Dim</text:p>
            <text:p text:style-name="P5"/>
            <text:p text:style-name="P5">X[0,1,3] = 7</text:p>
          </draw:text-box>
        </draw:frame>
        <draw:custom-shape draw:style-name="gr6" draw:text-style-name="P7" draw:layer="layout" svg:width="3.461cm" svg:height="3.429cm" svg:x="23.479cm" svg:y="5.3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2.568cm" svg:height="3.806cm" svg:x="22.971cm" svg:y="9.893cm">
          <draw:text-box>
            <text:p text:style-name="P5">Tensor</text:p>
            <text:p text:style-name="P5"/>
            <text:p text:style-name="P5">N Dim</text:p>
            <text:p text:style-name="P5"/>
            <text:p text:style-name="P5"/>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07T14:43:37.393328544</meta:creation-date>
    <dc:date>2020-09-07T14:56:51.679711984</dc:date>
    <meta:editing-duration>PT13M10S</meta:editing-duration>
    <meta:editing-cycles>6</meta:editing-cycles>
    <meta:generator>LibreOffice/6.0.7.3$Linux_X86_64 LibreOffice_project/00m0$Build-3</meta:generator>
    <meta:document-statistic meta:object-count="12"/>
  </office:meta>
</office:document-meta>
</file>